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5A000001EE00E8E0C5622F4C8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635cm" svg:x="0.027cm" svg:y="0.283cm">
          <draw:image xlink:href="Pictures/100002010000035A000001EE00E8E0C5622F4C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16T07:09:51.921188000</dc:date>
    <meta:editing-duration>PT3M33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